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41cm"/>
    </style:style>
    <style:style style:name="gr12" style:family="graphic" style:parent-style-name="standard">
      <style:graphic-properties draw:stroke="none" svg:stroke-color="#808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3cm"/>
    </style:style>
    <style:style style:name="gr15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02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21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808000"/>
    </style:style>
    <style:style style:name="P4" style:family="paragraph">
      <style:text-properties fo:color="#808000" fo:font-size="17pt" style:font-size-asian="17pt" style:font-size-complex="17pt"/>
    </style:style>
    <style:style style:name="P5" style:family="paragraph">
      <style:text-properties fo:font-size="17pt" style:font-size-asian="17pt" style:font-size-complex="17pt"/>
    </style:style>
    <style:style style:name="P6" style:family="paragraph">
      <style:text-properties fo:color="#8080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808000" fo:font-size="16pt" style:font-size-asian="16pt" style:font-size-complex="16pt"/>
    </style:style>
    <style:style style:name="P11" style:family="paragraph">
      <style:paragraph-properties fo:text-align="center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  <style:text-properties fo:font-family="'Liberation Mono'" style:font-family-generic="modern" style:font-pitch="fixed" fo:font-size="14pt" style:font-size-asian="14pt" style:font-size-complex="14pt"/>
    </style:style>
    <style:style style:name="P13" style:family="paragraph">
      <style:paragraph-properties fo:text-align="start"/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paragraph-properties fo:margin-top="0cm" fo:margin-bottom="0.05cm" fo:line-height="200%" fo:text-align="end">
        <style:tab-stops/>
      </style:paragraph-properties>
    </style:style>
    <style:style style:name="P15" style:family="paragraph">
      <style:paragraph-properties fo:margin-top="0cm" fo:margin-bottom="0.05cm" fo:line-height="200%" fo:text-align="end">
        <style:tab-stops/>
      </style:paragraph-properties>
      <style:text-properties fo:font-family="'Liberation Mono'" style:font-family-generic="modern" style:font-pitch="fixed" fo:font-size="12pt" style:font-size-asian="12pt" style:font-size-complex="12pt"/>
    </style:style>
    <style:style style:name="P16" style:family="paragraph">
      <style:paragraph-properties fo:margin-top="0cm" fo:margin-bottom="0.05cm" fo:line-height="200%" fo:text-align="start">
        <style:tab-stops/>
      </style:paragraph-properties>
    </style:style>
    <style:style style:name="P17" style:family="paragraph">
      <style:paragraph-properties fo:margin-top="0cm" fo:margin-bottom="0.05cm" fo:line-height="200%" fo:text-align="start">
        <style:tab-stops/>
      </style:paragraph-properties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808000"/>
    </style:style>
    <style:style style:name="T3" style:family="text">
      <style:text-properties fo:color="#808000" fo:font-size="17pt" style:font-size-asian="17pt" style:font-size-complex="17pt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color="#8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8000" fo:font-size="16pt" style:font-size-asian="16pt" style:font-size-complex="16pt"/>
    </style:style>
    <style:style style:name="T10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1cm" svg:height="9.6cm" svg:x="8.4cm" svg:y="-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27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7.8cm" svg:y="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82cm" svg:height="0.963cm" svg:x="3.4cm" svg:y="2.8cm">
          <draw:text-box>
            <text:p>IF/ID</text:p>
          </draw:text-box>
        </draw:frame>
        <draw:frame draw:style-name="gr3" draw:layer="layout" svg:width="2.581cm" svg:height="0.963cm" svg:x="14.415cm" svg:y="2.8cm">
          <draw:text-box>
            <text:p>ID/EXE</text:p>
          </draw:text-box>
        </draw:frame>
        <draw:frame draw:style-name="gr3" draw:layer="layout" svg:width="3.427cm" svg:height="0.963cm" svg:x="26.869cm" svg:y="3.1cm">
          <draw:text-box>
            <text:p>EXE/MEM</text:p>
          </draw:text-box>
        </draw:frame>
        <draw:frame draw:style-name="gr3" draw:layer="layout" svg:width="3.186cm" svg:height="0.963cm" svg:x="36.8cm" svg:y="2.8cm">
          <draw:text-box>
            <text:p>MEM/WB</text:p>
          </draw:text-box>
        </draw:frame>
        <draw:custom-shape draw:style-name="gr4" draw:text-style-name="P1" draw:layer="layout" svg:width="3.9cm" svg:height="6.8cm" svg:x="9.7cm" svg:y="9.4cm">
          <text:p text:style-name="P1">REGISTER</text:p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5.8cm" svg:x="-2.5cm" svg:y="16.1cm">
          <text:p text:style-name="P1">INSTRUCTION</text:p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5.8cm" svg:x="32.7cm" svg:y="11.3cm"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6) translate (41.6cm 19.356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6) translate (18.55cm 18.693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6) translate (19.35cm 13.693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9cm" svg:height="2.198cm" draw:transform="rotate (1.5707963267946) translate (23.702cm 17cm)">
            <text:p text:style-name="P1"/>
            <text:p text:style-name="P1">ALU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6cm" svg:height="0.694cm" draw:transform="rotate (1.5707963267946) translate (23.586cm 14.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3.702cm" svg:y1="14.7cm" svg:x2="24.28cm" svg:y2="14cm">
            <text:p/>
          </draw:line>
          <draw:line draw:style-name="gr6" draw:text-style-name="P1" draw:layer="layout" svg:x1="23.702cm" svg:y1="13.3cm" svg:x2="24.28cm" svg:y2="14cm">
            <text:p/>
          </draw:line>
        </draw:g>
        <draw:custom-shape draw:style-name="gr4" draw:text-style-name="P1" draw:layer="layout" svg:width="3.9cm" svg:height="2.5cm" svg:x="8.2cm" svg:y="25.3cm">
          <text:p text:style-name="P1">SIGNAL</text:p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.7cm" svg:x="-6.3cm" svg:y="17.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6) translate (-9.1cm 21.093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1cm" svg:height="1.9cm" draw:transform="rotate (1.5707963267946) translate (-0.6cm 8.9cm)">
            <text:p text:style-name="P1"/>
            <text:p text:style-name="P1">ADD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1.5707963267946) translate (-0.7cm 6.99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-0.6cm" svg:y1="6.912cm" svg:x2="-0.1cm" svg:y2="6.307cm">
            <text:p/>
          </draw:line>
          <draw:line draw:style-name="gr6" draw:text-style-name="P1" draw:layer="layout" svg:x1="-0.6cm" svg:y1="5.702cm" svg:x2="-0.1cm" svg:y2="6.307cm">
            <text:p/>
          </draw:line>
        </draw:g>
        <draw:custom-shape draw:style-name="gr4" draw:text-style-name="P1" draw:layer="layout" svg:width="8.3cm" svg:height="5.7cm" svg:x="12.457cm" svg:y="31.1cm">
          <text:p text:style-name="P1">FORWARDING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cm" svg:height="2.5cm" svg:x="7.4cm" svg:y="17.8cm">
          <text:p text:style-name="P1">INSTRUCTION</text:p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2.5cm" svg:x="8.2cm" svg:y="21.5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-4.3cm" svg:y1="19.3cm" svg:x2="-2.4cm" svg:y2="19.3cm">
          <text:p/>
        </draw:line>
        <draw:line draw:style-name="gr7" draw:text-style-name="P1" draw:layer="layout" svg:x1="2.1cm" svg:y1="19.1cm" svg:x2="3.6cm" svg:y2="19.1cm">
          <text:p/>
        </draw:line>
        <draw:line draw:style-name="gr7" draw:text-style-name="P1" draw:layer="layout" svg:x1="-8.1cm" svg:y1="19.3cm" svg:x2="-6.2cm" svg:y2="19.3cm">
          <text:p/>
        </draw:line>
        <draw:line draw:style-name="gr6" draw:text-style-name="P1" draw:layer="layout" svg:x1="-3.6cm" svg:y1="19.3cm" svg:x2="-3.6cm" svg:y2="8.2cm">
          <text:p/>
        </draw:line>
        <draw:line draw:style-name="gr7" draw:text-style-name="P1" draw:layer="layout" svg:x1="-3.6cm" svg:y1="8.2cm" svg:x2="-0.6cm" svg:y2="8.2cm">
          <text:p/>
        </draw:line>
        <draw:line draw:style-name="gr7" draw:text-style-name="P1" draw:layer="layout" svg:x1="-3.6cm" svg:y1="4.7cm" svg:x2="-0.6cm" svg:y2="4.7cm">
          <text:p/>
        </draw:line>
        <draw:frame draw:style-name="gr3" draw:layer="layout" svg:width="1.518cm" svg:height="0.963cm" svg:x="-3.6cm" svg:y="3.9cm">
          <draw:text-box>
            <text:p>0x2</text:p>
          </draw:text-box>
        </draw:frame>
        <draw:line draw:style-name="gr7" draw:text-style-name="P1" draw:layer="layout" svg:x1="1.3cm" svg:y1="6.4cm" svg:x2="3.6cm" svg:y2="6.4cm">
          <text:p/>
        </draw:line>
        <draw:line draw:style-name="gr6" draw:text-style-name="P1" draw:layer="layout" svg:x1="2.5cm" svg:y1="6.4cm" svg:x2="2.5cm" svg:y2="2.6cm">
          <text:p/>
        </draw:line>
        <draw:line draw:style-name="gr6" draw:text-style-name="P1" draw:layer="layout" svg:x1="-10.3cm" svg:y1="2.6cm" svg:x2="2.5cm" svg:y2="2.6cm">
          <text:p/>
        </draw:line>
        <draw:line draw:style-name="gr6" draw:text-style-name="P1" draw:layer="layout" svg:x1="-10.3cm" svg:y1="2.6cm" svg:x2="-10.3cm" svg:y2="18.3cm">
          <text:p/>
        </draw:line>
        <draw:line draw:style-name="gr7" draw:text-style-name="P1" draw:layer="layout" svg:x1="-10.3cm" svg:y1="18.3cm" svg:x2="-9.1cm" svg:y2="18.3cm">
          <text:p/>
        </draw:line>
        <draw:line draw:style-name="gr7" draw:text-style-name="P1" draw:layer="layout" svg:x1="-8.5cm" svg:y1="22.7cm" svg:x2="-8.5cm" svg:y2="20.6cm">
          <text:p/>
        </draw:line>
        <draw:line draw:style-name="gr8" draw:text-style-name="P1" draw:layer="layout" svg:x1="42.2cm" svg:y1="20.9cm" svg:x2="42.2cm" svg:y2="18.8cm">
          <text:p/>
        </draw:line>
        <draw:line draw:style-name="gr7" draw:text-style-name="P1" draw:layer="layout" svg:x1="39.2cm" svg:y1="16.5cm" svg:x2="41.6cm" svg:y2="16.5cm">
          <text:p/>
        </draw:line>
        <draw:line draw:style-name="gr7" draw:text-style-name="P1" draw:layer="layout" svg:x1="36cm" svg:y1="16.5cm" svg:x2="37.8cm" svg:y2="16.5cm">
          <text:p/>
        </draw:line>
        <draw:line draw:style-name="gr7" draw:text-style-name="P1" draw:layer="layout" svg:x1="25.9cm" svg:y1="13.7cm" svg:x2="27.1cm" svg:y2="13.7cm">
          <text:p/>
        </draw:line>
        <draw:line draw:style-name="gr8" draw:text-style-name="P1" draw:layer="layout" svg:x1="24.8cm" svg:y1="9.5cm" svg:x2="24.8cm" svg:y2="11.7cm">
          <text:p/>
        </draw:line>
        <draw:line draw:style-name="gr9" draw:text-style-name="P1" draw:layer="layout" svg:x1="28.5cm" svg:y1="16.4cm" svg:x2="32.7cm" svg:y2="16.4cm">
          <text:p/>
        </draw:line>
        <draw:line draw:style-name="gr7" draw:text-style-name="P1" draw:layer="layout" svg:x1="39.2cm" svg:y1="18.8cm" svg:x2="41.6cm" svg:y2="18.8cm">
          <text:p/>
        </draw:line>
        <draw:line draw:style-name="gr7" draw:text-style-name="P1" draw:layer="layout" svg:x1="30cm" svg:y1="18.8cm" svg:x2="37.7cm" svg:y2="18.8cm">
          <text:p/>
        </draw:line>
        <draw:line draw:style-name="gr7" draw:text-style-name="P1" draw:layer="layout" svg:x1="5cm" svg:y1="19cm" svg:x2="7.4cm" svg:y2="19cm">
          <text:p/>
        </draw:line>
        <draw:line draw:style-name="gr6" draw:text-style-name="P1" draw:layer="layout" svg:x1="6cm" svg:y1="26.4cm" svg:x2="6cm" svg:y2="19cm">
          <text:p/>
        </draw:line>
        <draw:line draw:style-name="gr7" draw:text-style-name="P1" draw:layer="layout" svg:x1="6.5cm" svg:y1="26.4cm" svg:x2="8.2cm" svg:y2="26.4cm">
          <text:p/>
        </draw:line>
        <draw:line draw:style-name="gr7" draw:text-style-name="P1" draw:layer="layout" svg:x1="10cm" svg:y1="20.3cm" svg:x2="10cm" svg:y2="21.5cm">
          <text:p/>
        </draw:line>
        <draw:line draw:style-name="gr7" draw:text-style-name="P1" draw:layer="layout" svg:x1="0cm" svg:y1="33.471cm" svg:x2="3cm" svg:y2="33.471cm">
          <text:p/>
        </draw:line>
        <draw:line draw:style-name="gr7" draw:text-style-name="P1" draw:layer="layout" svg:x1="12.1cm" svg:y1="26.5cm" svg:x2="15.1cm" svg:y2="26.5cm">
          <text:p/>
        </draw:line>
        <draw:line draw:style-name="gr7" draw:text-style-name="P1" draw:layer="layout" svg:x1="13.6cm" svg:y1="10.8cm" svg:x2="15cm" svg:y2="10.8cm">
          <text:p/>
        </draw:line>
        <draw:line draw:style-name="gr7" draw:text-style-name="P1" draw:layer="layout" svg:x1="13.6cm" svg:y1="15.7cm" svg:x2="15cm" svg:y2="15.7cm">
          <text:p/>
        </draw:line>
        <draw:line draw:style-name="gr6" draw:text-style-name="P1" draw:layer="layout" svg:x1="6cm" svg:y1="19.1cm" svg:x2="6cm" svg:y2="9.9cm">
          <text:p/>
        </draw:line>
        <draw:line draw:style-name="gr7" draw:text-style-name="P1" draw:layer="layout" svg:x1="6cm" svg:y1="11cm" svg:x2="9.7cm" svg:y2="11cm">
          <text:p/>
        </draw:line>
        <draw:line draw:style-name="gr7" draw:text-style-name="P1" draw:layer="layout" svg:x1="6cm" svg:y1="26.4cm" svg:x2="8.2cm" svg:y2="26.4cm">
          <text:p/>
        </draw:line>
        <draw:line draw:style-name="gr8" draw:text-style-name="P1" draw:layer="layout" svg:x1="7cm" svg:y1="15.6cm" svg:x2="9.7cm" svg:y2="15.6cm">
          <text:p/>
        </draw:line>
        <draw:frame draw:style-name="gr3" draw:text-style-name="P2" draw:layer="layout" svg:width="3.702cm" svg:height="0.839cm" svg:x="6.005cm" svg:y="8.9cm">
          <draw:text-box>
            <text:p><text:span text:style-name="T1">rd_reg1_addr</text:span></text:p>
          </draw:text-box>
        </draw:frame>
        <draw:line draw:style-name="gr7" draw:text-style-name="P1" draw:layer="layout" svg:x1="16.4cm" svg:y1="10.8cm" svg:x2="19.4cm" svg:y2="10.8cm">
          <text:p/>
        </draw:line>
        <draw:line draw:style-name="gr7" draw:text-style-name="P1" draw:layer="layout" svg:x1="16.4cm" svg:y1="15.7cm" svg:x2="18.6cm" svg:y2="15.7cm">
          <text:p/>
        </draw:line>
        <draw:line draw:style-name="gr7" draw:text-style-name="P1" draw:layer="layout" svg:x1="20.3cm" svg:y1="11.9cm" svg:x2="23.7cm" svg:y2="11.9cm">
          <text:p/>
        </draw:line>
        <draw:line draw:style-name="gr7" draw:text-style-name="P1" draw:layer="layout" svg:x1="19.6cm" svg:y1="16.9cm" svg:x2="21.2cm" svg:y2="16.9cm">
          <text:p/>
        </draw:line>
        <draw:line draw:style-name="gr7" draw:text-style-name="P1" draw:layer="layout" svg:x1="19.2cm" svg:y1="14.7cm" svg:x2="19.2cm" svg:y2="15.8cm">
          <text:p/>
        </draw:line>
        <draw:line draw:style-name="gr7" draw:text-style-name="P1" draw:layer="layout" svg:x1="19.9cm" svg:y1="9.2cm" svg:x2="19.9cm" svg:y2="10.7cm">
          <text:p/>
        </draw:line>
        <draw:line draw:style-name="gr7" draw:text-style-name="P1" draw:layer="layout" svg:x1="16.9cm" svg:y1="16.8cm" svg:x2="18.6cm" svg:y2="16.8cm">
          <text:p/>
        </draw:line>
        <draw:line draw:style-name="gr7" draw:text-style-name="P1" draw:layer="layout" svg:x1="16.9cm" svg:y1="18cm" svg:x2="18.6cm" svg:y2="18cm">
          <text:p/>
        </draw:line>
        <draw:line draw:style-name="gr7" draw:text-style-name="P1" draw:layer="layout" svg:x1="17.7cm" svg:y1="11.8cm" svg:x2="19.4cm" svg:y2="11.8cm">
          <text:p/>
        </draw:line>
        <draw:line draw:style-name="gr7" draw:text-style-name="P1" draw:layer="layout" svg:x1="17.7cm" svg:y1="13cm" svg:x2="19.4cm" svg:y2="13cm">
          <text:p/>
        </draw:line>
        <draw:frame draw:style-name="gr3" draw:text-style-name="P3" draw:layer="layout" svg:width="3.77cm" svg:height="0.963cm" svg:x="22.8cm" svg:y="8.6cm">
          <draw:text-box>
            <text:p><text:span text:style-name="T2">alu_opcode</text:span></text:p>
          </draw:text-box>
        </draw:frame>
        <draw:frame draw:style-name="gr3" draw:layer="layout" svg:width="4.752cm" svg:height="0.963cm" svg:x="17.6cm" svg:y="8.3cm">
          <draw:text-box>
            <text:p>alu_a_mux_sel</text:p>
          </draw:text-box>
        </draw:frame>
        <draw:frame draw:style-name="gr3" draw:layer="layout" svg:width="4.752cm" svg:height="0.963cm" svg:x="17.143cm" svg:y="13.738cm">
          <draw:text-box>
            <text:p>alu_b_mux_sel</text:p>
          </draw:text-box>
        </draw:frame>
        <draw:line draw:style-name="gr8" draw:text-style-name="P1" draw:layer="layout" svg:x1="30cm" svg:y1="11.6cm" svg:x2="32.7cm" svg:y2="11.6cm">
          <text:p/>
        </draw:line>
        <draw:frame draw:style-name="gr3" draw:text-style-name="P4" draw:layer="layout" svg:width="5.303cm" svg:height="0.92cm" svg:x="28.4cm" svg:y="10.4cm">
          <draw:text-box>
            <text:p><text:span text:style-name="T3">mem_data_wr_en</text:span></text:p>
          </draw:text-box>
        </draw:frame>
        <draw:frame draw:style-name="gr10" draw:text-style-name="P5" draw:layer="layout" svg:width="4.943cm" svg:height="0.92cm" svg:x="28.357cm" svg:y="15.3cm">
          <draw:text-box>
            <text:p><text:span text:style-name="T4">mem_data_addr</text:span></text:p>
          </draw:text-box>
        </draw:frame>
        <draw:line draw:style-name="gr7" draw:text-style-name="P1" draw:layer="layout" svg:x1="28.5cm" svg:y1="13.7cm" svg:x2="32.6cm" svg:y2="13.7cm">
          <text:p/>
        </draw:line>
        <draw:frame draw:style-name="gr3" draw:text-style-name="P5" draw:layer="layout" svg:width="4.507cm" svg:height="0.92cm" svg:x="35.8cm" svg:y="15.476cm">
          <draw:text-box>
            <text:p><text:span text:style-name="T4">mem_data_out</text:span></text:p>
          </draw:text-box>
        </draw:frame>
        <draw:frame draw:style-name="gr11" draw:text-style-name="P5" draw:layer="layout" svg:width="4.143cm" svg:height="0.92cm" svg:x="28.359cm" svg:y="12.7cm">
          <draw:text-box>
            <text:p><text:span text:style-name="T4">mem_data_in</text:span></text:p>
          </draw:text-box>
        </draw:frame>
        <draw:frame draw:style-name="gr3" draw:text-style-name="P5" draw:layer="layout" svg:width="5.777cm" svg:height="0.92cm" svg:x="30.993cm" svg:y="17.9cm">
          <draw:text-box>
            <text:p><text:span text:style-name="T4">exe_mem_alu_data</text:span></text:p>
          </draw:text-box>
        </draw:frame>
        <draw:line draw:style-name="gr9" draw:text-style-name="P1" draw:layer="layout" svg:x1="22.8cm" svg:y1="17.9cm" svg:x2="27.1cm" svg:y2="17.9cm">
          <text:p/>
        </draw:line>
        <draw:line draw:style-name="gr7" draw:text-style-name="P1" draw:layer="layout" svg:x1="6cm" svg:y1="9.9cm" svg:x2="9.7cm" svg:y2="9.9cm">
          <text:p/>
        </draw:line>
        <draw:frame draw:style-name="gr3" draw:text-style-name="P2" draw:layer="layout" svg:width="3.702cm" svg:height="0.839cm" svg:x="6.005cm" svg:y="10cm">
          <draw:text-box>
            <text:p><text:span text:style-name="T1">rd_reg2_addr</text:span></text:p>
          </draw:text-box>
        </draw:frame>
        <draw:line draw:style-name="gr7" draw:text-style-name="P1" draw:layer="layout" svg:x1="7cm" svg:y1="14.4cm" svg:x2="9.7cm" svg:y2="14.4cm">
          <text:p/>
        </draw:line>
        <draw:line draw:style-name="gr7" draw:text-style-name="P1" draw:layer="layout" svg:x1="7cm" svg:y1="13.2cm" svg:x2="9.7cm" svg:y2="13.2cm">
          <text:p/>
        </draw:line>
        <draw:frame draw:style-name="gr12" draw:text-style-name="P6" draw:layer="layout" svg:width="4.316cm" svg:height="0.806cm" svg:x="5.4cm" svg:y="14.8cm">
          <draw:text-box>
            <text:p><text:span text:style-name="T5">mem_wb_reg_en</text:span></text:p>
          </draw:text-box>
        </draw:frame>
        <draw:frame draw:style-name="gr3" draw:text-style-name="P7" draw:layer="layout" svg:width="4.757cm" svg:height="0.806cm" svg:x="5.3cm" svg:y="13.6cm">
          <draw:text-box>
            <text:p><text:span text:style-name="T6">mem_wb_reg_addr</text:span></text:p>
          </draw:text-box>
        </draw:frame>
        <draw:frame draw:style-name="gr3" draw:text-style-name="P7" draw:layer="layout" svg:width="4.731cm" svg:height="0.806cm" svg:x="5.2cm" svg:y="12.4cm">
          <draw:text-box>
            <text:p><text:span text:style-name="T6">mem_wb_reg_data</text:span></text:p>
          </draw:text-box>
        </draw:frame>
        <draw:line draw:style-name="gr7" draw:text-style-name="P1" draw:layer="layout" svg:x1="42.6cm" svg:y1="17.6cm" svg:x2="45cm" svg:y2="17.6cm">
          <text:p/>
        </draw:line>
        <draw:custom-shape draw:style-name="gr13" draw:text-style-name="P1" draw:layer="layout" svg:width="0.5cm" svg:height="0.5cm" svg:x="-3.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2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3.057cm" svg:y1="32.1cm" svg:x2="20.757cm" svg:y2="32.1cm">
          <text:p/>
        </draw:line>
        <draw:line draw:style-name="gr7" draw:text-style-name="P1" draw:layer="layout" svg:x1="23.057cm" svg:y1="33.2cm" svg:x2="20.757cm" svg:y2="33.2cm">
          <text:p/>
        </draw:line>
        <draw:line draw:style-name="gr7" draw:text-style-name="P1" draw:layer="layout" svg:x1="23.057cm" svg:y1="34.5cm" svg:x2="20.757cm" svg:y2="34.5cm">
          <text:p/>
        </draw:line>
        <draw:line draw:style-name="gr7" draw:text-style-name="P1" draw:layer="layout" svg:x1="23.057cm" svg:y1="35.7cm" svg:x2="20.757cm" svg:y2="35.7cm">
          <text:p/>
        </draw:line>
        <draw:line draw:style-name="gr7" draw:text-style-name="P1" draw:layer="layout" svg:x1="12.457cm" svg:y1="33.1cm" svg:x2="10.157cm" svg:y2="33.1cm">
          <text:p/>
        </draw:line>
        <draw:line draw:style-name="gr7" draw:text-style-name="P1" draw:layer="layout" svg:x1="12.457cm" svg:y1="35.1cm" svg:x2="10.157cm" svg:y2="35.1cm">
          <text:p/>
        </draw:line>
        <draw:frame draw:style-name="gr3" draw:layer="layout" svg:width="4.752cm" svg:height="0.963cm" svg:x="7.757cm" svg:y="34cm">
          <draw:text-box>
            <text:p>alu_b_mux_sel</text:p>
          </draw:text-box>
        </draw:frame>
        <draw:frame draw:style-name="gr3" draw:layer="layout" svg:width="4.752cm" svg:height="0.963cm" svg:x="7.7cm" svg:y="31.838cm">
          <draw:text-box>
            <text:p>alu_a_mux_sel</text:p>
          </draw:text-box>
        </draw:frame>
        <draw:frame draw:style-name="gr3" draw:layer="layout" svg:width="6.738cm" svg:height="0.963cm" svg:x="21.957cm" svg:y="33.538cm">
          <draw:text-box>
            <text:p>mem_wb_w_reg_addr</text:p>
          </draw:text-box>
        </draw:frame>
        <draw:frame draw:style-name="gr3" draw:layer="layout" svg:width="5.26cm" svg:height="0.963cm" svg:x="21.957cm" svg:y="34.738cm">
          <draw:text-box>
            <text:p>mem_wb_w_ena</text:p>
          </draw:text-box>
        </draw:frame>
        <draw:frame draw:style-name="gr3" draw:layer="layout" svg:width="6.958cm" svg:height="0.963cm" svg:x="21.957cm" svg:y="30.938cm">
          <draw:text-box>
            <text:p>exe_mem_w_reg_addr</text:p>
          </draw:text-box>
        </draw:frame>
        <draw:frame draw:style-name="gr3" draw:layer="layout" svg:width="5.48cm" svg:height="0.963cm" svg:x="21.957cm" svg:y="32.138cm">
          <draw:text-box>
            <text:p>exe_mem_w_ena</text:p>
          </draw:text-box>
        </draw:frame>
        <draw:custom-shape draw:style-name="gr4" draw:text-style-name="P1" draw:layer="layout" svg:width="5.3cm" svg:height="12.5cm" svg:x="-5.3cm" svg:y="31.7cm">
          <text:p text:style-name="P1">CONTROL</text:p>
          <draw:enhanced-geometry svg:viewBox="0 0 21600 21600" draw:type="rectangle" draw:enhanced-path="M 0 0 L 21600 0 21600 21600 0 21600 0 0 Z N"/>
        </draw:custom-shape>
        <draw:frame draw:style-name="gr3" draw:layer="layout" svg:width="3.389cm" svg:height="0.963cm" svg:x="-9.389cm" svg:y="35.9cm">
          <draw:text-box>
            <text:p>instruction</text:p>
          </draw:text-box>
        </draw:frame>
        <draw:line draw:style-name="gr8" draw:text-style-name="P1" draw:layer="layout" svg:x1="12cm" svg:y1="23cm" svg:x2="15cm" svg:y2="23cm">
          <text:p/>
        </draw:line>
        <draw:custom-shape draw:style-name="gr2" draw:text-style-name="P1" draw:layer="layout" svg:width="3.563cm" svg:height="1cm" draw:transform="rotate (1.5707963267946) translate (21.2cm 18.793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2.2cm" svg:y1="16.5cm" svg:x2="23.8cm" svg:y2="16.5cm">
          <text:p/>
        </draw:line>
        <draw:line draw:style-name="gr7" draw:text-style-name="P1" draw:layer="layout" svg:x1="20.1cm" svg:y1="18cm" svg:x2="21.2cm" svg:y2="18cm">
          <text:p/>
        </draw:line>
        <draw:line draw:style-name="gr8" draw:text-style-name="P1" draw:layer="layout" svg:x1="21.9cm" svg:y1="19.5cm" svg:x2="21.9cm" svg:y2="18.2cm">
          <text:p/>
        </draw:line>
        <draw:frame draw:style-name="gr3" draw:text-style-name="P3" draw:layer="layout" svg:width="2.542cm" svg:height="0.963cm" svg:x="20.7cm" svg:y="19.538cm">
          <draw:text-box>
            <text:p><text:span text:style-name="T2">alu_src</text:span></text:p>
          </draw:text-box>
        </draw:frame>
        <draw:frame draw:style-name="gr14" draw:text-style-name="P8" draw:layer="layout" svg:width="4.867cm" svg:height="0.687cm" svg:x="16.2cm" svg:y="11cm">
          <draw:text-box>
            <text:p><text:span text:style-name="T7">exe_mem_data</text:span></text:p>
          </draw:text-box>
        </draw:frame>
        <draw:frame draw:style-name="gr3" draw:text-style-name="P9" draw:layer="layout" svg:width="3.292cm" svg:height="0.725cm" svg:x="16.2cm" svg:y="12.175cm">
          <draw:text-box>
            <text:p><text:span text:style-name="T8">mem_wb_data</text:span></text:p>
          </draw:text-box>
        </draw:frame>
        <draw:frame draw:style-name="gr14" draw:text-style-name="P8" draw:layer="layout" svg:width="4.867cm" svg:height="0.687cm" svg:x="15.433cm" svg:y="16cm">
          <draw:text-box>
            <text:p><text:span text:style-name="T7">exe_mem_data</text:span></text:p>
          </draw:text-box>
        </draw:frame>
        <draw:frame draw:style-name="gr3" draw:text-style-name="P9" draw:layer="layout" svg:width="3.292cm" svg:height="0.725cm" svg:x="15.433cm" svg:y="17.175cm">
          <draw:text-box>
            <text:p><text:span text:style-name="T8">mem_wb_data</text:span></text:p>
          </draw:text-box>
        </draw:frame>
        <draw:frame draw:style-name="gr3" draw:text-style-name="P5" draw:layer="layout" svg:width="5.637cm" svg:height="0.92cm" svg:x="42.8cm" svg:y="16.476cm">
          <draw:text-box>
            <text:p><text:span text:style-name="T4">mem_wb_reg_data</text:span></text:p>
          </draw:text-box>
        </draw:frame>
        <draw:line draw:style-name="gr15" draw:text-style-name="P1" draw:layer="layout" svg:x1="22.8cm" svg:y1="17.9cm" svg:x2="22.8cm" svg:y2="16.5cm">
          <text:p/>
        </draw:line>
        <draw:line draw:style-name="gr6" draw:text-style-name="P1" draw:layer="layout" svg:x1="20.1cm" svg:y1="26.5cm" svg:x2="20.1cm" svg:y2="18cm">
          <text:p/>
        </draw:line>
        <draw:line draw:style-name="gr6" draw:text-style-name="P1" draw:layer="layout" svg:x1="20.1cm" svg:y1="26.5cm" svg:x2="16.4cm" svg:y2="26.5cm">
          <text:p/>
        </draw:line>
        <draw:frame draw:style-name="gr3" draw:text-style-name="P3" draw:layer="layout" svg:width="6.221cm" svg:height="0.963cm" svg:x="39.342cm" svg:y="20.9cm">
          <draw:text-box>
            <text:p><text:span text:style-name="T2">write_back_mux_sel</text:span></text:p>
          </draw:text-box>
        </draw:frame>
        <draw:line draw:style-name="gr8" draw:text-style-name="P1" draw:layer="layout" svg:x1="16.4cm" svg:y1="23cm" svg:x2="27.2cm" svg:y2="23cm">
          <text:p/>
        </draw:line>
        <draw:line draw:style-name="gr8" draw:text-style-name="P1" draw:layer="layout" svg:x1="28.5cm" svg:y1="23cm" svg:x2="37.8cm" svg:y2="23cm">
          <text:p/>
        </draw:line>
        <draw:frame draw:style-name="gr3" draw:text-style-name="P10" draw:layer="layout" svg:width="2.974cm" svg:height="1.513cm" svg:x="12cm" svg:y="21.5cm">
          <draw:text-box>
            <text:p><text:span text:style-name="T9">exe_mem</text:span></text:p>
            <text:p><text:span text:style-name="T9">_wb_ctrl</text:span></text:p>
          </draw:text-box>
        </draw:frame>
        <draw:frame draw:style-name="gr3" draw:text-style-name="P3" draw:layer="layout" svg:width="4.257cm" svg:height="0.963cm" svg:x="21.7cm" svg:y="22.038cm">
          <draw:text-box>
            <text:p><text:span text:style-name="T2">mem_wb_ctrl</text:span></text:p>
          </draw:text-box>
        </draw:frame>
        <draw:frame draw:style-name="gr3" draw:text-style-name="P3" draw:layer="layout" svg:width="2.496cm" svg:height="0.963cm" svg:x="32cm" svg:y="22.138cm">
          <draw:text-box>
            <text:p><text:span text:style-name="T2">wb_ctrl</text:span></text:p>
          </draw:text-box>
        </draw:frame>
        <draw:line draw:style-name="gr7" draw:text-style-name="P1" draw:layer="layout" svg:x1="6cm" svg:y1="24.9cm" svg:x2="15cm" svg:y2="24.9cm">
          <text:p/>
        </draw:line>
        <draw:line draw:style-name="gr7" draw:text-style-name="P1" draw:layer="layout" svg:x1="16.4cm" svg:y1="24.9cm" svg:x2="27.1cm" svg:y2="24.9cm">
          <text:p/>
        </draw:line>
        <draw:frame draw:style-name="gr3" draw:layer="layout" svg:width="3.829cm" svg:height="0.963cm" svg:x="8.8cm" svg:y="24cm">
          <draw:text-box>
            <text:p>w_reg_addr</text:p>
          </draw:text-box>
        </draw:frame>
        <draw:custom-shape draw:style-name="gr13" draw:text-style-name="P1" draw:layer="layout" svg:width="0.5cm" svg:height="0.5cm" svg:x="5.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6.039cm" svg:height="0.963cm" svg:x="20.358cm" svg:y="23.9cm">
          <draw:text-box>
            <text:p>id_exe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58cm" svg:height="0.963cm" svg:x="29.758cm" svg:y="23.9cm">
          <draw:text-box>
            <text:p>exe_mem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58cm" svg:height="0.963cm" svg:x="29.758cm" svg:y="23.9cm">
          <draw:text-box>
            <text:p>exe_mem_w_reg_addr</text:p>
          </draw:text-box>
        </draw:frame>
        <draw:line draw:style-name="gr7" draw:text-style-name="P1" draw:layer="layout" svg:x1="39.2cm" svg:y1="24.9cm" svg:x2="45.8cm" svg:y2="24.9cm">
          <text:p/>
        </draw:line>
        <draw:frame draw:style-name="gr3" draw:layer="layout" svg:width="6.738cm" svg:height="0.963cm" svg:x="39.158cm" svg:y="23.9cm">
          <draw:text-box>
            <text:p>mem_wb_w_reg_addr</text:p>
          </draw:text-box>
        </draw:frame>
        <draw:frame draw:style-name="gr3" draw:layer="layout" svg:width="2.542cm" svg:height="0.963cm" svg:x="-0.009cm" svg:y="31.9cm">
          <draw:text-box>
            <text:p>alu_src</text:p>
          </draw:text-box>
        </draw:frame>
        <draw:frame draw:style-name="gr3" draw:layer="layout" svg:width="3.77cm" svg:height="0.963cm" svg:x="0cm" svg:y="34.08cm">
          <draw:text-box>
            <text:p>alu_opcode</text:p>
          </draw:text-box>
        </draw:frame>
        <draw:frame draw:style-name="gr3" draw:layer="layout" svg:width="5.557cm" svg:height="0.963cm" svg:x="0.031cm" svg:y="36.26cm">
          <draw:text-box>
            <text:p>mem_data_wr_en</text:p>
          </draw:text-box>
        </draw:frame>
        <draw:frame draw:style-name="gr16" draw:layer="layout" svg:width="6.221cm" svg:height="0.963cm" svg:x="-0.009cm" svg:y="38.44cm">
          <draw:text-box>
            <text:p>write_back_mux_sel</text:p>
          </draw:text-box>
        </draw:frame>
        <draw:frame draw:style-name="gr3" draw:layer="layout" svg:width="3.478cm" svg:height="0.963cm" svg:x="-0.009cm" svg:y="40.62cm">
          <draw:text-box>
            <text:p>reg_wr_en</text:p>
          </draw:text-box>
        </draw:frame>
        <draw:line draw:style-name="gr7" draw:text-style-name="P1" draw:layer="layout" svg:x1="0cm" svg:y1="35.651cm" svg:x2="3cm" svg:y2="35.651cm">
          <text:p/>
        </draw:line>
        <draw:line draw:style-name="gr7" draw:text-style-name="P1" draw:layer="layout" svg:x1="0cm" svg:y1="37.831cm" svg:x2="3cm" svg:y2="37.831cm">
          <text:p/>
        </draw:line>
        <draw:line draw:style-name="gr7" draw:text-style-name="P1" draw:layer="layout" svg:x1="0cm" svg:y1="40.011cm" svg:x2="3cm" svg:y2="40.011cm">
          <text:p/>
        </draw:line>
        <draw:line draw:style-name="gr7" draw:text-style-name="P1" draw:layer="layout" svg:x1="0cm" svg:y1="42cm" svg:x2="3cm" svg:y2="42cm">
          <text:p/>
        </draw:line>
        <draw:line draw:style-name="gr7" draw:text-style-name="P1" draw:layer="layout" svg:x1="-9.6cm" svg:y1="36.9cm" svg:x2="-5.3cm" svg:y2="36.9cm">
          <text:p/>
        </draw:line>
        <draw:line draw:style-name="gr6" draw:text-style-name="P1" draw:layer="layout" svg:x1="25.9cm" svg:y1="12.9cm" svg:x2="26.4cm" svg:y2="12.9cm">
          <text:p/>
        </draw:line>
        <draw:line draw:style-name="gr6" draw:text-style-name="P1" draw:layer="layout" svg:x1="30cm" svg:y1="13.7cm" svg:x2="30cm" svg:y2="18.8cm">
          <text:p/>
        </draw:line>
        <draw:custom-shape draw:style-name="gr13" draw:text-style-name="P1" draw:layer="layout" svg:width="0.5cm" svg:height="0.5cm" svg:x="29.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29.8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676cm" svg:height="0.963cm" svg:x="-10.7cm" svg:y="22.3cm">
          <draw:text-box>
            <text:p>select_new_pc</text:p>
          </draw:text-box>
        </draw:frame>
        <draw:line draw:style-name="gr7" draw:text-style-name="P1" draw:layer="layout" svg:x1="-11.2cm" svg:y1="20cm" svg:x2="-9.1cm" svg:y2="20cm">
          <text:p/>
        </draw:line>
        <draw:line draw:style-name="gr6" draw:text-style-name="P1" draw:layer="layout" svg:x1="-11.2cm" svg:y1="-1.6cm" svg:x2="-11.2cm" svg:y2="20cm">
          <text:p/>
        </draw:line>
        <draw:line draw:style-name="gr6" draw:text-style-name="P1" draw:layer="layout" svg:x1="-11.2cm" svg:y1="-1.6cm" svg:x2="10.7cm" svg:y2="-1.6cm">
          <text:p/>
        </draw:line>
        <draw:frame draw:style-name="gr3" draw:layer="layout" svg:width="6.636cm" svg:height="0.963cm" svg:x="16.968cm" svg:y="-8.2cm">
          <draw:text-box>
            <text:p>BRANCH_CONTROL</text:p>
          </draw:text-box>
        </draw:frame>
        <draw:line draw:style-name="gr7" draw:text-style-name="P1" draw:layer="layout" svg:x1="11.6cm" svg:y1="-1.6cm" svg:x2="-1.4cm" svg:y2="-1.6cm">
          <text:p/>
        </draw:line>
        <draw:line draw:style-name="gr7" draw:text-style-name="P1" draw:layer="layout" svg:x1="26.4cm" svg:y1="12.9cm" svg:x2="26.4cm" svg:y2="2.4cm">
          <text:p/>
        </draw:line>
        <draw:line draw:style-name="gr7" draw:text-style-name="P1" draw:layer="layout" svg:x1="5cm" svg:y1="6.4cm" svg:x2="14.9cm" svg:y2="6.4cm">
          <text:p/>
        </draw:line>
        <draw:line draw:style-name="gr7" draw:text-style-name="P1" draw:layer="layout" svg:x1="18.7cm" svg:y1="6.4cm" svg:x2="18.7cm" svg:y2="1.6cm">
          <text:p/>
        </draw:line>
        <draw:line draw:style-name="gr6" draw:text-style-name="P1" draw:layer="layout" svg:x1="16.4cm" svg:y1="6.4cm" svg:x2="18.7cm" svg:y2="6.4cm">
          <text:p/>
        </draw:line>
        <draw:frame draw:style-name="gr3" draw:layer="layout" svg:width="2.106cm" svg:height="0.963cm" svg:x="1.3cm" svg:y="6.4cm">
          <draw:text-box>
            <text:p>PC+2</text:p>
          </draw:text-box>
        </draw:frame>
        <draw:frame draw:style-name="gr3" draw:layer="layout" svg:width="2.669cm" svg:height="0.963cm" svg:x="8.1cm" svg:y="5.4cm">
          <draw:text-box>
            <text:p>new_pc</text:p>
          </draw:text-box>
        </draw:frame>
        <draw:frame draw:style-name="gr17" draw:layer="layout" svg:width="2.669cm" svg:height="1cm" svg:x="16.2cm" svg:y="5.4cm">
          <draw:text-box>
            <text:p>new_pc</text:p>
          </draw:text-box>
        </draw:frame>
        <draw:frame draw:style-name="gr3" draw:layer="layout" svg:width="4.473cm" svg:height="0.963cm" svg:x="19.3cm" svg:y="5.738cm">
          <draw:text-box>
            <text:p>alu_b_data_in</text:p>
          </draw:text-box>
        </draw:frame>
        <draw:frame draw:style-name="gr3" draw:text-style-name="P9" draw:layer="layout" svg:width="3.177cm" svg:height="0.725cm" svg:x="20.327cm" svg:y="11.2cm">
          <draw:text-box>
            <text:p><text:span text:style-name="T8">alu_a_data_in</text:span></text:p>
          </draw:text-box>
        </draw:frame>
        <draw:line draw:style-name="gr9" draw:text-style-name="P1" draw:layer="layout" svg:x1="20.9cm" svg:y1="5.8cm" svg:x2="20.9cm" svg:y2="1.7cm">
          <text:p/>
        </draw:line>
        <draw:g>
          <draw:custom-shape draw:style-name="gr4" draw:text-style-name="P1" draw:layer="layout" svg:width="5.1cm" svg:height="1.9cm" draw:transform="rotate (3.1415926535892) translate (22.452cm 1.644cm)">
            <text:p text:style-name="P1"/>
            <text:p text:style-name="P1">ADD</text:p>
  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-1.383cm" svg:height="-0.6cm" svg:x="20.55cm" svg:y="1.744cm">
            <text:p/>
            <draw:enhanced-geometry svg:viewBox="0 0 21600 21600" draw:mirror-vertical="false" draw:mirror-horizont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0.464cm" svg:y1="1.644cm" svg:x2="19.859cm" svg:y2="1.144cm">
            <text:p/>
          </draw:line>
          <draw:line draw:style-name="gr6" draw:text-style-name="P1" draw:layer="layout" svg:x1="19.254cm" svg:y1="1.644cm" svg:x2="19.859cm" svg:y2="1.144cm">
            <text:p/>
          </draw:line>
        </draw:g>
        <draw:line draw:style-name="gr6" draw:text-style-name="P1" draw:layer="layout" svg:x1="20cm" svg:y1="-0.3cm" svg:x2="20cm" svg:y2="-1.3cm">
          <text:p/>
        </draw:line>
        <draw:custom-shape draw:style-name="gr2" draw:text-style-name="P1" draw:layer="layout" svg:width="1.5cm" svg:height="1.945cm" draw:transform="rotate (1.5707963267946) translate (24.8cm 2.35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" draw:text-style-name="P1" draw:layer="layout" svg:x1="20.9cm" svg:y1="5.8cm" svg:x2="20.9cm" svg:y2="1.7cm">
          <text:p/>
        </draw:line>
        <draw:line draw:style-name="gr7" draw:text-style-name="P1" draw:layer="layout" svg:x1="25.1cm" svg:y1="4.4cm" svg:x2="25.1cm" svg:y2="2.4cm">
          <text:p/>
        </draw:line>
        <draw:frame draw:style-name="gr18" draw:layer="layout" svg:width="4.202cm" svg:height="0.963cm" svg:x="22.1cm" svg:y="4.238cm">
          <draw:text-box>
            <text:p>branch_inst</text:p>
          </draw:text-box>
        </draw:frame>
        <draw:line draw:style-name="gr7" draw:text-style-name="P1" draw:layer="layout" svg:x1="24.1cm" svg:y1="-1cm" svg:x2="24.071cm" svg:y2="-2.635cm">
          <text:p/>
        </draw:line>
        <draw:frame draw:style-name="gr3" draw:layer="layout" svg:width="4.676cm" svg:height="0.963cm" svg:x="22.531cm" svg:y="-6.9cm">
          <draw:text-box>
            <text:p>select_new_pc</text:p>
          </draw:text-box>
        </draw:frame>
        <draw:frame draw:style-name="gr3" draw:layer="layout" svg:width="3.774cm" svg:height="0.963cm" svg:x="0cm" svg:y="42.5cm">
          <draw:text-box>
            <text:p>branch_inst</text:p>
          </draw:text-box>
        </draw:frame>
        <draw:line draw:style-name="gr7" draw:text-style-name="P1" draw:layer="layout" svg:x1="0.009cm" svg:y1="43.88cm" svg:x2="3.009cm" svg:y2="43.88cm">
          <text:p/>
        </draw:line>
        <draw:custom-shape draw:style-name="gr2" draw:text-style-name="P1" draw:layer="layout" svg:width="3.563cm" svg:height="1cm" draw:transform="rotate (1.5707963267946) translate (11.6cm 0.062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2.6cm" svg:y1="-1.4cm" svg:x2="20cm" svg:y2="-1.3cm">
          <text:p/>
        </draw:line>
        <draw:line draw:style-name="gr7" draw:text-style-name="P1" draw:layer="layout" svg:x1="15.6cm" svg:y1="-2.6cm" svg:x2="12.6cm" svg:y2="-2.6cm">
          <text:p/>
        </draw:line>
        <draw:line draw:style-name="gr7" draw:text-style-name="P1" draw:layer="layout" svg:x1="12.1cm" svg:y1="-5.1cm" svg:x2="12.1cm" svg:y2="-2.9cm">
          <text:p/>
        </draw:line>
        <draw:frame draw:style-name="gr3" draw:layer="layout" svg:width="2.86cm" svg:height="0.963cm" svg:x="11.3cm" svg:y="-5.9cm">
          <draw:text-box>
            <text:p>jmp_inst</text:p>
          </draw:text-box>
        </draw:frame>
        <draw:frame draw:style-name="gr3" draw:layer="layout" svg:width="2.898cm" svg:height="0.963cm" svg:x="16.802cm" svg:y="25.5cm">
          <draw:text-box>
            <text:p>constant</text:p>
          </draw:text-box>
        </draw:frame>
        <draw:frame draw:style-name="gr3" draw:layer="layout" svg:width="2.898cm" svg:height="0.963cm" svg:x="13.5cm" svg:y="-3.6cm">
          <draw:text-box>
            <text:p>constant</text:p>
          </draw:text-box>
        </draw:frame>
        <draw:custom-shape draw:style-name="gr2" draw:text-style-name="P1" draw:layer="layout" svg:width="2cm" svg:height="3.3cm" draw:transform="rotate (1.5707963267946) translate (23.3cm -2.3cm)">
          <text:p/>
          <draw:enhanced-geometry svg:viewBox="0 0 21600 21600" draw:mirror-horizontal="true" draw:mirror-vertical="true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3" draw:layer="layout" svg:width="2.898cm" svg:height="0.963cm" svg:x="16.802cm" svg:y="25.5cm">
          <draw:text-box>
            <text:p>constant</text:p>
          </draw:text-box>
        </draw:frame>
        <draw:line draw:style-name="gr7" draw:text-style-name="P1" draw:layer="layout" svg:x1="25.8cm" svg:y1="0.9cm" svg:x2="25.8cm" svg:y2="-2.6cm">
          <text:p/>
        </draw:line>
        <draw:frame draw:style-name="gr3" draw:layer="layout" svg:width="2.86cm" svg:height="0.963cm" svg:x="22.74cm" svg:y="-1.3cm">
          <draw:text-box>
            <text:p>jmp_inst</text:p>
          </draw:text-box>
        </draw:frame>
        <draw:line draw:style-name="gr7" draw:text-style-name="P1" draw:layer="layout" svg:x1="24.9cm" svg:y1="-4.265cm" svg:x2="24.871cm" svg:y2="-5.9cm">
          <text:p/>
        </draw:line>
        <draw:frame draw:style-name="gr14" draw:text-style-name="P8" draw:layer="layout" svg:width="4.867cm" svg:height="0.687cm" svg:x="15.434cm" svg:y="15.001cm">
          <draw:text-box>
            <text:p><text:span text:style-name="T7">data_alu_b</text:span></text:p>
          </draw:text-box>
        </draw:frame>
        <draw:frame draw:style-name="gr14" draw:text-style-name="P8" draw:layer="layout" svg:width="4.867cm" svg:height="0.687cm" svg:x="16.133cm" svg:y="10.1cm">
          <draw:text-box>
            <text:p><text:span text:style-name="T7">data_alu_a</text:span></text:p>
          </draw:text-box>
        </draw:frame>
        <draw:line draw:style-name="gr8" draw:text-style-name="P1" draw:layer="layout" svg:x1="39.201cm" svg:y1="26cm" svg:x2="45.801cm" svg:y2="26cm">
          <text:p/>
        </draw:line>
        <draw:frame draw:style-name="gr12" draw:text-style-name="P3" draw:layer="layout" svg:width="6.971cm" svg:height="0.963cm" svg:x="39.159cm" svg:y="25cm">
          <draw:text-box>
            <text:p><text:span text:style-name="T2">mem_wb_w_reg_w_en</text:span></text:p>
          </draw:text-box>
        </draw:frame>
        <draw:frame draw:style-name="gr3" draw:layer="layout" svg:width="2.898cm" svg:height="0.963cm" svg:x="11.9cm" svg:y="25.6cm">
          <draw:text-box>
            <text:p>constant</text:p>
          </draw:text-box>
        </draw:frame>
        <draw:frame draw:style-name="gr3" draw:text-style-name="P9" draw:layer="layout" svg:width="3.177cm" svg:height="0.725cm" svg:x="22.823cm" svg:y="17.175cm">
          <draw:text-box>
            <text:p><text:span text:style-name="T8">alu_b_data_in</text:span></text:p>
          </draw:text-box>
        </draw:frame>
        <draw:frame draw:style-name="gr3" draw:text-style-name="P2" draw:layer="layout" svg:width="3.732cm" svg:height="0.839cm" svg:x="22.8cm" svg:y="7cm">
          <draw:text-box>
            <text:p><text:span text:style-name="T1">branch_result</text:span></text:p>
          </draw:text-box>
        </draw:frame>
        <draw:frame draw:style-name="gr3" draw:text-style-name="P7" draw:layer="layout" svg:width="3.757cm" svg:height="0.806cm" svg:x="3.5cm" svg:y="18cm">
          <draw:text-box>
            <text:p><text:span text:style-name="T6">instruction_reg</text:span></text:p>
          </draw:text-box>
        </draw:frame>
        <draw:frame draw:style-name="gr3" draw:layer="layout" svg:width="3.702cm" svg:height="0.963cm" svg:x="15.7cm" svg:y="-2.2cm">
          <draw:text-box>
            <text:p>branch_reg</text:p>
          </draw:text-box>
        </draw:frame>
      </draw:page>
      <draw:page draw:name="page2" draw:style-name="dp1" draw:master-page-name="Padrão">
        <draw:rect draw:style-name="gr19" draw:text-style-name="P11" draw:layer="layout" svg:width="4.547cm" svg:height="5.9cm" svg:x="8.453cm" svg:y="2.1cm">
          <text:p text:style-name="P1"><text:span text:style-name="T10">Instruction</text:span></text:p>
          <text:p text:style-name="P1"><text:span text:style-name="T10">Fetch</text:span></text:p>
        </draw:rect>
        <draw:line draw:style-name="gr20" draw:text-style-name="P12" draw:layer="layout" svg:x1="6.453cm" svg:y1="2.981cm" svg:x2="8.453cm" svg:y2="2.981cm">
          <text:p/>
        </draw:line>
        <draw:line draw:style-name="gr21" draw:text-style-name="P12" draw:layer="layout" svg:x1="15.005cm" svg:y1="3.017cm" svg:x2="13.005cm" svg:y2="3.017cm">
          <text:p/>
        </draw:line>
        <draw:line draw:style-name="gr21" draw:text-style-name="P12" draw:layer="layout" svg:x1="15.005cm" svg:y1="5.017cm" svg:x2="13.005cm" svg:y2="5.017cm">
          <text:p/>
        </draw:line>
        <draw:line draw:style-name="gr21" draw:text-style-name="P12" draw:layer="layout" svg:x1="15.005cm" svg:y1="4.017cm" svg:x2="13.005cm" svg:y2="4.017cm">
          <text:p/>
        </draw:line>
        <draw:rect draw:style-name="gr19" draw:text-style-name="P11" draw:layer="layout" svg:width="4.546cm" svg:height="12.7cm" svg:x="8.454cm" svg:y="13cm">
          <text:p text:style-name="P1"><text:span text:style-name="T10">Instruction</text:span></text:p>
          <text:p text:style-name="P1"><text:span text:style-name="T10">Decode</text:span></text:p>
        </draw:rect>
        <draw:line draw:style-name="gr20" draw:text-style-name="P13" draw:layer="layout" svg:x1="6.454cm" svg:y1="14cm" svg:x2="8.454cm" svg:y2="14cm">
          <text:p/>
        </draw:line>
        <draw:line draw:style-name="gr20" draw:text-style-name="P13" draw:layer="layout" svg:x1="6.454cm" svg:y1="15cm" svg:x2="8.454cm" svg:y2="15cm">
          <text:p/>
        </draw:line>
        <draw:line draw:style-name="gr21" draw:text-style-name="P13" draw:layer="layout" svg:x1="6.454cm" svg:y1="16cm" svg:x2="8.454cm" svg:y2="16cm">
          <text:p/>
        </draw:line>
        <draw:line draw:style-name="gr20" draw:text-style-name="P13" draw:layer="layout" svg:x1="15.006cm" svg:y1="14cm" svg:x2="13.006cm" svg:y2="14cm">
          <text:p/>
        </draw:line>
        <draw:line draw:style-name="gr20" draw:text-style-name="P13" draw:layer="layout" svg:x1="15.006cm" svg:y1="16cm" svg:x2="13.006cm" svg:y2="16cm">
          <text:p/>
        </draw:line>
        <draw:line draw:style-name="gr21" draw:text-style-name="P13" draw:layer="layout" svg:x1="6.454cm" svg:y1="17cm" svg:x2="8.454cm" svg:y2="17cm">
          <text:p/>
        </draw:line>
        <draw:line draw:style-name="gr20" draw:text-style-name="P13" draw:layer="layout" svg:x1="15.006cm" svg:y1="15cm" svg:x2="13.006cm" svg:y2="15cm">
          <text:p/>
        </draw:line>
        <draw:line draw:style-name="gr20" draw:text-style-name="P13" draw:layer="layout" svg:x1="15.006cm" svg:y1="18.014cm" svg:x2="13.006cm" svg:y2="18.014cm">
          <text:p/>
        </draw:line>
        <draw:line draw:style-name="gr21" draw:text-style-name="P13" draw:layer="layout" svg:x1="15.006cm" svg:y1="17.021cm" svg:x2="13.006cm" svg:y2="17.021cm">
          <text:p/>
        </draw:line>
        <draw:line draw:style-name="gr20" draw:text-style-name="P13" draw:layer="layout" svg:x1="15.007cm" svg:y1="19.021cm" svg:x2="13.007cm" svg:y2="19.021cm">
          <text:p/>
        </draw:line>
        <draw:line draw:style-name="gr20" draw:text-style-name="P13" draw:layer="layout" svg:x1="15.006cm" svg:y1="20.028cm" svg:x2="13.006cm" svg:y2="20.028cm">
          <text:p/>
        </draw:line>
        <draw:line draw:style-name="gr21" draw:text-style-name="P13" draw:layer="layout" svg:x1="15.006cm" svg:y1="21.042cm" svg:x2="13.006cm" svg:y2="21.042cm">
          <text:p/>
        </draw:line>
        <draw:line draw:style-name="gr21" draw:text-style-name="P13" draw:layer="layout" svg:x1="15.007cm" svg:y1="22.042cm" svg:x2="13.007cm" svg:y2="22.042cm">
          <text:p/>
        </draw:line>
        <draw:line draw:style-name="gr21" draw:text-style-name="P13" draw:layer="layout" svg:x1="15.007cm" svg:y1="23.042cm" svg:x2="13.007cm" svg:y2="23.042cm">
          <text:p/>
        </draw:line>
        <draw:frame draw:style-name="gr3" draw:text-style-name="P15" draw:layer="layout" svg:width="4.566cm" svg:height="4.528cm" svg:x="1.949cm" svg:y="2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inst_mem_data_in</text:span></text:p>
            <text:p text:style-name="P14"><text:span text:style-name="T11">select_new_pc_in</text:span></text:p>
            <text:p text:style-name="P14"><text:span text:style-name="T11">new_pc_in</text:span></text:p>
          </draw:text-box>
        </draw:frame>
        <draw:line draw:style-name="gr20" draw:text-style-name="P12" draw:layer="layout" svg:x1="6.453cm" svg:y1="3.981cm" svg:x2="8.453cm" svg:y2="3.981cm">
          <text:p/>
        </draw:line>
        <draw:line draw:style-name="gr21" draw:text-style-name="P12" draw:layer="layout" svg:x1="6.453cm" svg:y1="4.981cm" svg:x2="8.453cm" svg:y2="4.981cm">
          <text:p/>
        </draw:line>
        <draw:line draw:style-name="gr21" draw:text-style-name="P12" draw:layer="layout" svg:x1="6.453cm" svg:y1="5.981cm" svg:x2="8.453cm" svg:y2="5.981cm">
          <text:p/>
        </draw:line>
        <draw:line draw:style-name="gr21" draw:text-style-name="P12" draw:layer="layout" svg:x1="6.453cm" svg:y1="6.981cm" svg:x2="8.453cm" svg:y2="6.981cm">
          <text:p/>
        </draw:line>
        <draw:frame draw:style-name="gr3" draw:text-style-name="P17" draw:layer="layout" svg:width="5.328cm" svg:height="2.616cm" svg:x="14.9cm" svg:y="2.618cm">
          <draw:text-box>
            <text:p text:style-name="P16"><text:span text:style-name="T11">new_pc_out</text:span></text:p>
            <text:p text:style-name="P16"><text:span text:style-name="T11">instruction_reg_out</text:span></text:p>
            <text:p text:style-name="P16"><text:span text:style-name="T11">inst_mem_addr_out</text:span></text:p>
          </draw:text-box>
        </draw:frame>
        <draw:frame draw:style-name="gr3" draw:text-style-name="P15" draw:layer="layout" svg:width="5.074cm" svg:height="4.528cm" svg:x="1.5cm" svg:y="13.629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instruction_reg_in</text:span></text:p>
            <text:p text:style-name="P14"><text:span text:style-name="T11">new_pc_in</text:span></text:p>
            <text:p text:style-name="P14"><text:span text:style-name="T11"/></text:p>
          </draw:text-box>
        </draw:frame>
        <draw:frame draw:style-name="gr3" draw:text-style-name="P17" draw:layer="layout" svg:width="6.09cm" svg:height="11.22cm" svg:x="14.9cm" svg:y="13.63cm">
          <draw:text-box>
            <text:p text:style-name="P16"><text:span text:style-name="T11">alu_src_out</text:span></text:p>
            <text:p text:style-name="P16"><text:span text:style-name="T11">alu_opcode_out</text:span></text:p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w_reg_wr_en_out</text:span></text:p>
            <text:p text:style-name="P16"><text:span text:style-name="T11">w_reg_addr_out</text:span></text:p>
            <text:p text:style-name="P16"><text:span text:style-name="T11">constant_out</text:span></text:p>
            <text:p text:style-name="P16"><text:span text:style-name="T11">data_alu_a_out</text:span></text:p>
            <text:p text:style-name="P16"><text:span text:style-name="T11">data_alu_b_out</text:span></text:p>
            <text:p text:style-name="P16"><text:span text:style-name="T11">new_pc_out</text:span></text:p>
            <text:p text:style-name="P16"><text:span text:style-name="T11">branch_inst_out</text:span></text:p>
            <text:p text:style-name="P16"><text:span text:style-name="T11">jmp_inst_out</text:span></text:p>
          </draw:text-box>
        </draw:frame>
        <draw:rect draw:style-name="gr19" draw:text-style-name="P11" draw:layer="layout" svg:width="4.547cm" svg:height="7.9cm" svg:x="29.454cm" svg:y="1cm">
          <text:p text:style-name="P1"><text:span text:style-name="T10">Write Back</text:span></text:p>
        </draw:rect>
        <draw:line draw:style-name="gr20" draw:text-style-name="P12" draw:layer="layout" svg:x1="27.454cm" svg:y1="1.981cm" svg:x2="29.454cm" svg:y2="1.981cm">
          <text:p/>
        </draw:line>
        <draw:line draw:style-name="gr21" draw:text-style-name="P12" draw:layer="layout" svg:x1="36.006cm" svg:y1="2.017cm" svg:x2="34.006cm" svg:y2="2.017cm">
          <text:p/>
        </draw:line>
        <draw:line draw:style-name="gr20" draw:text-style-name="P12" draw:layer="layout" svg:x1="36.006cm" svg:y1="4.017cm" svg:x2="34.006cm" svg:y2="4.017cm">
          <text:p/>
        </draw:line>
        <draw:line draw:style-name="gr21" draw:text-style-name="P12" draw:layer="layout" svg:x1="36.006cm" svg:y1="3.017cm" svg:x2="34.006cm" svg:y2="3.017cm">
          <text:p/>
        </draw:line>
        <draw:frame draw:style-name="gr3" draw:text-style-name="P15" draw:layer="layout" svg:width="5.836cm" svg:height="6.44cm" svg:x="21.65cm" svg:y="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alu_data_in</text:span></text:p>
            <text:p text:style-name="P14"><text:span text:style-name="T11">w_reg_addr_in</text:span></text:p>
            <text:p text:style-name="P14"><text:span text:style-name="T11">w_reg_en_in</text:span></text:p>
            <text:p text:style-name="P14"><text:span text:style-name="T11">write_back_mux_sel_in</text:span></text:p>
          </draw:text-box>
        </draw:frame>
        <draw:line draw:style-name="gr20" draw:text-style-name="P12" draw:layer="layout" svg:x1="27.454cm" svg:y1="2.981cm" svg:x2="29.454cm" svg:y2="2.981cm">
          <text:p/>
        </draw:line>
        <draw:line draw:style-name="gr21" draw:text-style-name="P12" draw:layer="layout" svg:x1="27.454cm" svg:y1="3.981cm" svg:x2="29.454cm" svg:y2="3.981cm">
          <text:p/>
        </draw:line>
        <draw:line draw:style-name="gr21" draw:text-style-name="P12" draw:layer="layout" svg:x1="27.454cm" svg:y1="4.981cm" svg:x2="29.454cm" svg:y2="4.981cm">
          <text:p/>
        </draw:line>
        <draw:line draw:style-name="gr21" draw:text-style-name="P12" draw:layer="layout" svg:x1="27.454cm" svg:y1="5.981cm" svg:x2="29.454cm" svg:y2="5.981cm">
          <text:p/>
        </draw:line>
        <draw:frame draw:style-name="gr3" draw:text-style-name="P17" draw:layer="layout" svg:width="4.058cm" svg:height="2.616cm" svg:x="35.901cm" svg:y="1.618cm">
          <draw:text-box>
            <text:p text:style-name="P16"><text:span text:style-name="T11">w_reg_addr_out</text:span></text:p>
            <text:p text:style-name="P16"><text:span text:style-name="T11">reg_data_out</text:span></text:p>
            <text:p text:style-name="P16"><text:span text:style-name="T11">w_reg_en_out</text:span></text:p>
          </draw:text-box>
        </draw:frame>
        <draw:line draw:style-name="gr20" draw:text-style-name="P12" draw:layer="layout" svg:x1="27.454cm" svg:y1="6.981cm" svg:x2="29.454cm" svg:y2="6.981cm">
          <text:p/>
        </draw:line>
        <draw:line draw:style-name="gr20" draw:text-style-name="P12" draw:layer="layout" svg:x1="27.454cm" svg:y1="7.981cm" svg:x2="29.454cm" svg:y2="7.981cm">
          <text:p/>
        </draw:line>
        <draw:rect draw:style-name="gr19" draw:text-style-name="P11" draw:layer="layout" svg:width="4.547cm" svg:height="6.7cm" svg:x="29.455cm" svg:y="13cm">
          <text:p text:style-name="P1"><text:span text:style-name="T10">Memory</text:span></text:p>
          <text:p text:style-name="P1"><text:span text:style-name="T10">Access</text:span></text:p>
        </draw:rect>
        <draw:line draw:style-name="gr20" draw:text-style-name="P12" draw:layer="layout" svg:x1="27.455cm" svg:y1="13.981cm" svg:x2="29.455cm" svg:y2="13.981cm">
          <text:p/>
        </draw:line>
        <draw:line draw:style-name="gr21" draw:text-style-name="P12" draw:layer="layout" svg:x1="36.007cm" svg:y1="14.017cm" svg:x2="34.007cm" svg:y2="14.017cm">
          <text:p/>
        </draw:line>
        <draw:line draw:style-name="gr21" draw:text-style-name="P12" draw:layer="layout" svg:x1="36.007cm" svg:y1="15.017cm" svg:x2="34.007cm" svg:y2="15.017cm">
          <text:p/>
        </draw:line>
        <draw:frame draw:style-name="gr3" draw:text-style-name="P15" draw:layer="layout" svg:width="5.836cm" svg:height="6.44cm" svg:x="21.751cm" svg:y="13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alu_data_in</text:span></text:p>
            <text:p text:style-name="P14"><text:span text:style-name="T11"/></text:p>
          </draw:text-box>
        </draw:frame>
        <draw:line draw:style-name="gr20" draw:text-style-name="P12" draw:layer="layout" svg:x1="27.455cm" svg:y1="14.981cm" svg:x2="29.455cm" svg:y2="14.981cm">
          <text:p/>
        </draw:line>
        <draw:line draw:style-name="gr20" draw:text-style-name="P12" draw:layer="layout" svg:x1="27.455cm" svg:y1="15.981cm" svg:x2="29.455cm" svg:y2="15.981cm">
          <text:p/>
        </draw:line>
        <draw:line draw:style-name="gr20" draw:text-style-name="P12" draw:layer="layout" svg:x1="27.455cm" svg:y1="16.981cm" svg:x2="29.455cm" svg:y2="16.981cm">
          <text:p/>
        </draw:line>
        <draw:line draw:style-name="gr21" draw:text-style-name="P12" draw:layer="layout" svg:x1="27.455cm" svg:y1="17.981cm" svg:x2="29.455cm" svg:y2="17.981cm">
          <text:p/>
        </draw:line>
        <draw:frame draw:style-name="gr3" draw:text-style-name="P17" draw:layer="layout" svg:width="6.09cm" svg:height="2.616cm" svg:x="35.902cm" svg:y="13.618cm">
          <draw:text-box>
            <text:p text:style-name="P16"><text:span text:style-name="T11">alu_data_out</text:span></text:p>
            <text:p text:style-name="P16"><text:span text:style-name="T11">write_back_mux_sel_out</text:span></text:p>
            <text:p text:style-name="P16"><text:span text:style-name="T11"/></text:p>
          </draw:text-box>
        </draw:frame>
        <draw:rect draw:style-name="gr19" draw:text-style-name="P11" draw:layer="layout" svg:width="4.546cm" svg:height="17.1cm" svg:x="8.454cm" svg:y="26.4cm">
          <text:p text:style-name="P1"><text:span text:style-name="T10">Execute</text:span></text:p>
        </draw:rect>
        <draw:line draw:style-name="gr20" draw:text-style-name="P13" draw:layer="layout" svg:x1="6.454cm" svg:y1="27.4cm" svg:x2="8.454cm" svg:y2="27.4cm">
          <text:p/>
        </draw:line>
        <draw:line draw:style-name="gr20" draw:text-style-name="P13" draw:layer="layout" svg:x1="6.454cm" svg:y1="28.4cm" svg:x2="8.454cm" svg:y2="28.4cm">
          <text:p/>
        </draw:line>
        <draw:line draw:style-name="gr21" draw:text-style-name="P13" draw:layer="layout" svg:x1="6.454cm" svg:y1="29.4cm" svg:x2="8.454cm" svg:y2="29.4cm">
          <text:p/>
        </draw:line>
        <draw:line draw:style-name="gr20" draw:text-style-name="P13" draw:layer="layout" svg:x1="15.006cm" svg:y1="27.4cm" svg:x2="13.006cm" svg:y2="27.4cm">
          <text:p/>
        </draw:line>
        <draw:line draw:style-name="gr20" draw:text-style-name="P13" draw:layer="layout" svg:x1="15.006cm" svg:y1="29.4cm" svg:x2="13.006cm" svg:y2="29.4cm">
          <text:p/>
        </draw:line>
        <draw:line draw:style-name="gr21" draw:text-style-name="P13" draw:layer="layout" svg:x1="6.454cm" svg:y1="30.4cm" svg:x2="8.454cm" svg:y2="30.4cm">
          <text:p/>
        </draw:line>
        <draw:line draw:style-name="gr20" draw:text-style-name="P13" draw:layer="layout" svg:x1="15.006cm" svg:y1="28.4cm" svg:x2="13.006cm" svg:y2="28.4cm">
          <text:p/>
        </draw:line>
        <draw:line draw:style-name="gr20" draw:text-style-name="P13" draw:layer="layout" svg:x1="15.006cm" svg:y1="31.414cm" svg:x2="13.006cm" svg:y2="31.414cm">
          <text:p/>
        </draw:line>
        <draw:line draw:style-name="gr21" draw:text-style-name="P13" draw:layer="layout" svg:x1="15.006cm" svg:y1="30.421cm" svg:x2="13.006cm" svg:y2="30.421cm">
          <text:p/>
        </draw:line>
        <draw:line draw:style-name="gr20" draw:text-style-name="P13" draw:layer="layout" svg:x1="15.007cm" svg:y1="32.421cm" svg:x2="13.007cm" svg:y2="32.421cm">
          <text:p/>
        </draw:line>
        <draw:frame draw:style-name="gr3" draw:text-style-name="P15" draw:layer="layout" svg:width="5.836cm" svg:height="15.044cm" svg:x="0.5cm" svg:y="27.029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alu_src_in</text:span></text:p>
            <text:p text:style-name="P14"><text:span text:style-name="T11">alu_opcode_in</text:span></text:p>
            <text:p text:style-name="P14"><text:span text:style-name="T11">mem_data_wr_en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constant_in</text:span></text:p>
            <text:p text:style-name="P14"><text:span text:style-name="T11">data_alu_a_in</text:span></text:p>
            <text:p text:style-name="P14"><text:span text:style-name="T11">data_alu_b_in</text:span></text:p>
            <text:p text:style-name="P14"><text:span text:style-name="T11">new_pc_in</text:span></text:p>
            <text:p text:style-name="P14"><text:span text:style-name="T11">branch_inst_in</text:span></text:p>
            <text:p text:style-name="P14"><text:span text:style-name="T11">jmp_inst_in</text:span></text:p>
            <text:p text:style-name="P14"><text:span text:style-name="T11">exe_mem_data_in</text:span></text:p>
            <text:p text:style-name="P14"><text:span text:style-name="T11">mem_wb_data_in</text:span></text:p>
          </draw:text-box>
        </draw:frame>
        <draw:frame draw:style-name="gr3" draw:text-style-name="P17" draw:layer="layout" svg:width="6.09cm" svg:height="8.352cm" svg:x="14.9cm" svg:y="27.03cm">
          <draw:text-box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w_reg_wr_en_out</text:span></text:p>
            <text:p text:style-name="P16"><text:span text:style-name="T11">w_reg_addr_out</text:span></text:p>
            <text:p text:style-name="P16"><text:span text:style-name="T11">alu_data_out</text:span></text:p>
            <text:p text:style-name="P16"><text:span text:style-name="T11">alu_b_data_in_out</text:span></text:p>
            <text:p text:style-name="P16"><text:span text:style-name="T11">branch_inst_out</text:span></text:p>
            <text:p text:style-name="P16"><text:span text:style-name="T11">alu_zero_out</text:span></text:p>
            <text:p text:style-name="P16"><text:span text:style-name="T11">jmp_inst_out</text:span></text:p>
          </draw:text-box>
        </draw:frame>
        <draw:line draw:style-name="gr20" draw:text-style-name="P13" draw:layer="layout" svg:x1="6.454cm" svg:y1="30.4cm" svg:x2="8.454cm" svg:y2="30.4cm">
          <text:p/>
        </draw:line>
        <draw:line draw:style-name="gr20" draw:text-style-name="P13" draw:layer="layout" svg:x1="6.454cm" svg:y1="31.4cm" svg:x2="8.454cm" svg:y2="31.4cm">
          <text:p/>
        </draw:line>
        <draw:line draw:style-name="gr21" draw:text-style-name="P13" draw:layer="layout" svg:x1="6.454cm" svg:y1="32.4cm" svg:x2="8.454cm" svg:y2="32.4cm">
          <text:p/>
        </draw:line>
        <draw:line draw:style-name="gr21" draw:text-style-name="P13" draw:layer="layout" svg:x1="6.454cm" svg:y1="33.4cm" svg:x2="8.454cm" svg:y2="33.4cm">
          <text:p/>
        </draw:line>
        <draw:line draw:style-name="gr20" draw:text-style-name="P13" draw:layer="layout" svg:x1="6.454cm" svg:y1="33.4cm" svg:x2="8.454cm" svg:y2="33.4cm">
          <text:p/>
        </draw:line>
        <draw:line draw:style-name="gr20" draw:text-style-name="P13" draw:layer="layout" svg:x1="6.454cm" svg:y1="34.4cm" svg:x2="8.454cm" svg:y2="34.4cm">
          <text:p/>
        </draw:line>
        <draw:line draw:style-name="gr21" draw:text-style-name="P13" draw:layer="layout" svg:x1="6.454cm" svg:y1="35.4cm" svg:x2="8.454cm" svg:y2="35.4cm">
          <text:p/>
        </draw:line>
        <draw:line draw:style-name="gr21" draw:text-style-name="P13" draw:layer="layout" svg:x1="6.454cm" svg:y1="36.4cm" svg:x2="8.454cm" svg:y2="36.4cm">
          <text:p/>
        </draw:line>
        <draw:line draw:style-name="gr20" draw:text-style-name="P13" draw:layer="layout" svg:x1="6.454cm" svg:y1="36.4cm" svg:x2="8.454cm" svg:y2="36.4cm">
          <text:p/>
        </draw:line>
        <draw:line draw:style-name="gr20" draw:text-style-name="P13" draw:layer="layout" svg:x1="6.454cm" svg:y1="37.4cm" svg:x2="8.454cm" svg:y2="37.4cm">
          <text:p/>
        </draw:line>
        <draw:line draw:style-name="gr21" draw:text-style-name="P13" draw:layer="layout" svg:x1="6.454cm" svg:y1="38.4cm" svg:x2="8.454cm" svg:y2="38.4cm">
          <text:p/>
        </draw:line>
        <draw:line draw:style-name="gr21" draw:text-style-name="P13" draw:layer="layout" svg:x1="15.007cm" svg:y1="24.042cm" svg:x2="13.007cm" svg:y2="24.042cm">
          <text:p/>
        </draw:line>
        <draw:line draw:style-name="gr21" draw:text-style-name="P13" draw:layer="layout" svg:x1="6.454cm" svg:y1="39.4cm" svg:x2="8.454cm" svg:y2="39.4cm">
          <text:p/>
        </draw:line>
        <draw:line draw:style-name="gr21" draw:text-style-name="P13" draw:layer="layout" svg:x1="6.454cm" svg:y1="40.5cm" svg:x2="8.454cm" svg:y2="40.5cm">
          <text:p/>
        </draw:line>
        <draw:line draw:style-name="gr20" draw:text-style-name="P13" draw:layer="layout" svg:x1="15.007cm" svg:y1="32.401cm" svg:x2="13.007cm" svg:y2="32.401cm">
          <text:p/>
        </draw:line>
        <draw:line draw:style-name="gr20" draw:text-style-name="P13" draw:layer="layout" svg:x1="15.007cm" svg:y1="34.415cm" svg:x2="13.007cm" svg:y2="34.415cm">
          <text:p/>
        </draw:line>
        <draw:line draw:style-name="gr21" draw:text-style-name="P13" draw:layer="layout" svg:x1="15.007cm" svg:y1="33.422cm" svg:x2="13.007cm" svg:y2="33.422cm">
          <text:p/>
        </draw:line>
        <draw:line draw:style-name="gr20" draw:text-style-name="P13" draw:layer="layout" svg:x1="15.008cm" svg:y1="35.422cm" svg:x2="13.008cm" svg:y2="35.422cm">
          <text:p/>
        </draw:line>
        <draw:rect draw:style-name="gr19" draw:text-style-name="P11" draw:layer="layout" svg:width="4.547cm" svg:height="5.9cm" svg:x="29.404cm" svg:y="21cm">
          <text:p text:style-name="P1"><text:span text:style-name="T10">Data</text:span></text:p>
          <text:p text:style-name="P1"><text:span text:style-name="T10">Memory</text:span></text:p>
        </draw:rect>
        <draw:line draw:style-name="gr20" draw:text-style-name="P12" draw:layer="layout" svg:x1="27.404cm" svg:y1="21.981cm" svg:x2="29.404cm" svg:y2="21.981cm">
          <text:p/>
        </draw:line>
        <draw:line draw:style-name="gr21" draw:text-style-name="P12" draw:layer="layout" svg:x1="35.956cm" svg:y1="22.017cm" svg:x2="33.956cm" svg:y2="22.017cm">
          <text:p/>
        </draw:line>
        <draw:frame draw:style-name="gr3" draw:text-style-name="P15" draw:layer="layout" svg:width="4.566cm" svg:height="4.528cm" svg:x="22.9cm" svg:y="2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mem_data_addr_in</text:span></text:p>
            <text:p text:style-name="P14"><text:span text:style-name="T11">mem_data_we_in</text:span></text:p>
          </draw:text-box>
        </draw:frame>
        <draw:line draw:style-name="gr20" draw:text-style-name="P12" draw:layer="layout" svg:x1="27.404cm" svg:y1="22.981cm" svg:x2="29.404cm" svg:y2="22.981cm">
          <text:p/>
        </draw:line>
        <draw:line draw:style-name="gr20" draw:text-style-name="P12" draw:layer="layout" svg:x1="27.404cm" svg:y1="23.981cm" svg:x2="29.404cm" svg:y2="23.981cm">
          <text:p/>
        </draw:line>
        <draw:line draw:style-name="gr20" draw:text-style-name="P12" draw:layer="layout" svg:x1="27.404cm" svg:y1="24.981cm" svg:x2="29.404cm" svg:y2="24.981cm">
          <text:p/>
        </draw:line>
        <draw:line draw:style-name="gr21" draw:text-style-name="P12" draw:layer="layout" svg:x1="27.404cm" svg:y1="25.981cm" svg:x2="29.404cm" svg:y2="25.981cm">
          <text:p/>
        </draw:line>
        <draw:frame draw:style-name="gr3" draw:text-style-name="P17" draw:layer="layout" svg:width="3.55cm" svg:height="1.66cm" svg:x="35.851cm" svg:y="21.618cm">
          <draw:text-box>
            <text:p text:style-name="P16"><text:span text:style-name="T11">mem_data_out</text:span></text:p>
            <text:p text:style-name="P16"><text:span text:style-name="T11"/></text:p>
          </draw:text-box>
        </draw:frame>
        <draw:line draw:style-name="gr21" draw:text-style-name="P12" draw:layer="layout" svg:x1="27.455cm" svg:y1="18.981cm" svg:x2="29.455cm" svg:y2="18.981cm">
          <text:p/>
        </draw:line>
        <draw:line draw:style-name="gr21" draw:text-style-name="P13" draw:layer="layout" svg:x1="15.007cm" svg:y1="25.042cm" svg:x2="13.007cm" svg:y2="25.042cm">
          <text:p/>
        </draw:line>
        <draw:line draw:style-name="gr21" draw:text-style-name="P13" draw:layer="layout" svg:x1="6.454cm" svg:y1="41.4cm" svg:x2="8.454cm" svg:y2="41.4cm">
          <text:p/>
        </draw:line>
        <draw:line draw:style-name="gr21" draw:text-style-name="P13" draw:layer="layout" svg:x1="6.454cm" svg:y1="42.5cm" svg:x2="8.454cm" svg:y2="4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_20_3" draw:display-name="Arrowhead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ão Carlos Nunes Bittencourt</meta:initial-creator>
    <meta:creation-date>2014-04-28T20:50:08.786555140</meta:creation-date>
    <dc:date>2014-05-24T07:55:36.69</dc:date>
    <meta:editing-duration>P1DT11H29M45S</meta:editing-duration>
    <meta:editing-cycles>65</meta:editing-cycles>
    <meta:generator>OpenOffice.org/3.4.1$Win32 OpenOffice.org_project/341m1$Build-9593</meta:generator>
    <meta:document-statistic meta:object-count="304"/>
  </office:meta>
</office:document-meta>
</file>